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1.A" style:family="table-column">
      <style:table-column-properties style:column-width="8.001cm" style:rel-column-width="32767*"/>
    </style:style>
    <style:style style:name="Tabella1.B" style:family="table-column">
      <style:table-column-properties style:column-width="8.001cm" style:rel-column-width="32768*"/>
    </style:style>
    <style:style style:name="Tabella1.1" style:family="table-row">
      <style:table-row-properties fo:background-color="transparent">
        <style:background-image/>
      </style:table-row-propertie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2" style:family="table-row">
      <style:table-row-properties fo:keep-together="auto"/>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3" style:family="table-row">
      <style:table-row-properties fo:keep-together="auto"/>
    </style:style>
    <style:style style:name="Tabella2"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2.A" style:family="table-column">
      <style:table-column-properties style:column-width="8.001cm" style:rel-column-width="32767*"/>
    </style:style>
    <style:style style:name="Tabella2.B" style:family="table-column">
      <style:table-column-properties style:column-width="8.001cm" style:rel-column-width="32768*"/>
    </style:style>
    <style:style style:name="Tabella2.1" style:family="table-row">
      <style:table-row-properties fo:background-color="transparent">
        <style:background-image/>
      </style:table-row-properties>
    </style:style>
    <style:style style:name="Tabella2.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fo:background-color="#dddddd" fo:padding="0.097cm" fo:border="0.25pt solid #000000" style:writing-mode="page">
        <style:background-image/>
      </style:table-cell-properties>
    </style:style>
    <style:style style:name="Tabella2.2" style:family="table-row">
      <style:table-row-properties fo:keep-together="auto"/>
    </style:style>
    <style:style style:name="Tabella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3" style:family="table-row">
      <style:table-row-properties fo:keep-together="auto"/>
    </style:style>
    <style:style style:name="Tabella2.4" style:family="table-row">
      <style:table-row-properties fo:keep-together="auto"/>
    </style:style>
    <style:style style:name="Tabella3"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3.A" style:family="table-column">
      <style:table-column-properties style:column-width="16.002cm" style:rel-column-width="65535*"/>
    </style:style>
    <style:style style:name="Tabella3.1" style:family="table-row">
      <style:table-row-properties fo:keep-together="auto"/>
    </style:style>
    <style:style style:name="Tabella3.A1" style:family="table-cell">
      <style:table-cell-properties fo:background-color="transparent" fo:padding="0.097cm" fo:border="0.25pt solid #000000" style:writing-mode="page">
        <style:background-image/>
      </style:table-cell-properties>
    </style:style>
    <style:style style:name="Tabella3.A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4"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4.A" style:family="table-column">
      <style:table-column-properties style:column-width="8.001cm" style:rel-column-width="32767*"/>
    </style:style>
    <style:style style:name="Tabella4.B" style:family="table-column">
      <style:table-column-properties style:column-width="8.001cm" style:rel-column-width="32768*"/>
    </style:style>
    <style:style style:name="Tabella4.1" style:family="table-row">
      <style:table-row-properties fo:background-color="transparent">
        <style:background-image/>
      </style:table-row-properties>
    </style:style>
    <style:style style:name="Tabella4.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4.B1" style:family="table-cell">
      <style:table-cell-properties fo:background-color="#dddddd" fo:padding="0.097cm" fo:border="0.25pt solid #000000" style:writing-mode="page">
        <style:background-image/>
      </style:table-cell-properties>
    </style:style>
    <style:style style:name="Tabella4.2" style:family="table-row">
      <style:table-row-properties fo:keep-together="auto"/>
    </style:style>
    <style:style style:name="Tabella4.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4.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4.3" style:family="table-row">
      <style:table-row-properties fo:keep-together="auto"/>
    </style:style>
    <style:style style:name="Tabella4.4" style:family="table-row">
      <style:table-row-properties fo:keep-together="auto"/>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830b25" officeooo:paragraph-rsid="00830b25"/>
    </style:style>
    <style:style style:name="P6" style:family="paragraph" style:parent-style-name="Contenuto_20_tabella_20_centrato">
      <style:text-properties style:use-window-font-color="true" style:font-name="Liberation Sans" fo:font-size="9pt" officeooo:rsid="00830b25" officeooo:paragraph-rsid="00830b25" style:font-size-asian="10.5pt"/>
    </style:style>
    <style:style style:name="P7" style:family="paragraph" style:parent-style-name="Table">
      <style:text-properties officeooo:paragraph-rsid="00830b25"/>
    </style:style>
    <style:style style:name="P8" style:family="paragraph" style:parent-style-name="Table">
      <style:text-properties officeooo:paragraph-rsid="00850a39"/>
    </style:style>
    <style:style style:name="P9" style:family="paragraph" style:parent-style-name="Table">
      <style:text-properties officeooo:paragraph-rsid="00852ce8"/>
    </style:style>
    <style:style style:name="P10" style:family="paragraph" style:parent-style-name="Table_20_Heading">
      <style:text-properties style:use-window-font-color="true" style:font-name="Liberation Sans" fo:font-size="9pt" fo:font-weight="bold" officeooo:rsid="00830b25" officeooo:paragraph-rsid="00830b25" style:font-size-asian="10.5pt" style:font-weight-asian="bold" style:font-weight-complex="bold"/>
    </style:style>
    <style:style style:name="P11" style:family="paragraph" style:parent-style-name="Table_20_Heading">
      <style:text-properties style:use-window-font-color="true" style:font-name="Liberation Sans" fo:font-size="9pt" fo:font-weight="bold" officeooo:rsid="00830b25" officeooo:paragraph-rsid="00852ce8" style:font-size-asian="10.5pt" style:font-weight-asian="bold" style:font-weight-complex="bold"/>
    </style:style>
    <style:style style:name="P12" style:family="paragraph" style:parent-style-name="Contents_20_2">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Contents_20_4">
      <style:paragraph-properties>
        <style:tab-stops/>
      </style:paragraph-properties>
    </style:style>
    <style:style style:name="P15" style:family="paragraph" style:parent-style-name="Heading_20_2" style:master-page-name="EG_20_Capitoli_20_prima">
      <style:paragraph-properties style:page-number="auto"/>
      <style:text-properties officeooo:paragraph-rsid="007f60c4"/>
    </style:style>
    <style:style style:name="P16" style:family="paragraph" style:parent-style-name="Heading_20_3">
      <style:text-properties officeooo:rsid="007f60c4" officeooo:paragraph-rsid="007f60c4"/>
    </style:style>
    <style:style style:name="P17" style:family="paragraph" style:parent-style-name="Heading_20_3" style:master-page-name="EG_20_Capitoli">
      <style:paragraph-properties style:page-number="2" fo:break-before="page"/>
    </style:style>
    <style:style style:name="P18" style:family="paragraph" style:parent-style-name="Heading_20_4">
      <style:text-properties officeooo:paragraph-rsid="00850a39"/>
    </style:style>
    <style:style style:name="P19" style:family="paragraph" style:parent-style-name="Text_20_body" style:list-style-name="EG_20_All_20_commi"/>
    <style:style style:name="P20" style:family="paragraph" style:parent-style-name="Text_20_body">
      <style:text-properties officeooo:rsid="007f60c4" officeooo:paragraph-rsid="007f60c4"/>
    </style:style>
    <style:style style:name="T1" style:family="text">
      <style:text-properties fo:font-weight="bold" style:font-weight-asian="bold" style:font-weight-complex="bold"/>
    </style:style>
    <style:style style:name="T2" style:family="text">
      <style:text-properties style:use-window-font-color="true" fo:font-size="11pt" officeooo:rsid="00850a39" style:font-size-asian="10.5pt"/>
    </style:style>
    <style:style style:name="T3" style:family="text">
      <style:text-properties officeooo:rsid="007f60c4"/>
    </style:style>
    <style:style style:name="T4" style:family="text">
      <style:text-properties officeooo:rsid="008048ac"/>
    </style:style>
    <style:style style:name="T5" style:family="text">
      <style:text-properties style:text-position="sub 58%"/>
    </style:style>
    <style:style style:name="T6" style:family="text">
      <style:text-properties officeooo:rsid="00818c88"/>
    </style:style>
    <style:style style:name="T7" style:family="text">
      <style:text-properties fo:color="#21409a" fo:font-size="9pt" officeooo:rsid="00818c88" style:font-size-asian="10.5pt"/>
    </style:style>
    <style:style style:name="T8" style:family="text">
      <style:text-properties fo:color="#21409a" fo:font-size="11pt" fo:font-style="italic" officeooo:rsid="00852ce8" style:font-size-asian="10.5pt"/>
    </style:style>
    <style:style style:name="T9" style:family="text">
      <style:text-properties officeooo:rsid="00852ce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5" text:outline-level="2"><text:bookmark-start text:name="__RefHeading___Toc2152_3957911219"/><text:reference-mark-start text:name="ch rtv edifici tutelati"/>Musei, gallerie, esposizioni, mostre, biblioteche e archivi in edifici tutelati<text:bookmark-end text:name="__RefHeading___Toc2152_3957911219"/><text:reference-mark-end text:name="ch rtv edifici tutelat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2154_3957911219" text:style-name="Index_20_Link" text:visited-style-name="Index_20_Link">Campo di applicazione</text:a></text:p>
          <text:p text:style-name="P3"><text:a xlink:type="simple" xlink:href="#__RefHeading___Toc2156_3957911219" text:style-name="Index_20_Link" text:visited-style-name="Index_20_Link">Definizioni</text:a></text:p>
          <text:p text:style-name="P3"><text:a xlink:type="simple" xlink:href="#__RefHeading___Toc2158_3957911219" text:style-name="Index_20_Link" text:visited-style-name="Index_20_Link">Classificazioni</text:a></text:p>
          <text:p text:style-name="P3"><text:a xlink:type="simple" xlink:href="#__RefHeading___Toc2390_3957911219" text:style-name="Index_20_Link" text:visited-style-name="Index_20_Link">Valutazione del rischio di incendio</text:a></text:p>
          <text:p text:style-name="P3"><text:a xlink:type="simple" xlink:href="#__RefHeading___Toc2392_3957911219" text:style-name="Index_20_Link" text:visited-style-name="Index_20_Link">Strategia antincendio</text:a></text:p>
          <text:p text:style-name="P4"><text:a xlink:type="simple" xlink:href="#__RefHeading___Toc2394_3957911219" text:style-name="Index_20_Link" text:visited-style-name="Index_20_Link">Reazione al fuoco</text:a></text:p>
          <text:p text:style-name="P4"><text:a xlink:type="simple" xlink:href="#__RefHeading___Toc2396_3957911219" text:style-name="Index_20_Link" text:visited-style-name="Index_20_Link">Resistenza al fuoco</text:a></text:p>
          <text:p text:style-name="P4"><text:a xlink:type="simple" xlink:href="#__RefHeading___Toc2398_3957911219" text:style-name="Index_20_Link" text:visited-style-name="Index_20_Link">Compartimentazione</text:a></text:p>
          <text:p text:style-name="P4"><text:a xlink:type="simple" xlink:href="#__RefHeading___Toc2400_3957911219" text:style-name="Index_20_Link" text:visited-style-name="Index_20_Link">Esodo</text:a></text:p>
          <text:p text:style-name="P4"><text:a xlink:type="simple" xlink:href="#__RefHeading___Toc2402_3957911219" text:style-name="Index_20_Link" text:visited-style-name="Index_20_Link">Gestione della sicurezza antincendio</text:a></text:p>
          <text:p text:style-name="P4"><text:a xlink:type="simple" xlink:href="#__RefHeading___Toc2404_3957911219" text:style-name="Index_20_Link" text:visited-style-name="Index_20_Link">Controllo dell’incendio</text:a></text:p>
          <text:p text:style-name="P4"><text:a xlink:type="simple" xlink:href="#__RefHeading___Toc2406_3957911219" text:style-name="Index_20_Link" text:visited-style-name="Index_20_Link">Rivelazione ed allarme</text:a></text:p>
          <text:p text:style-name="P4"><text:a xlink:type="simple" xlink:href="#__RefHeading___Toc2408_3957911219" text:style-name="Index_20_Link" text:visited-style-name="Index_20_Link">Controllo di fumi e calore</text:a></text:p>
          <text:p text:style-name="P4"><text:a xlink:type="simple" xlink:href="#__RefHeading___Toc2410_3957911219" text:style-name="Index_20_Link" text:visited-style-name="Index_20_Link">Sicurezza degli impianti tecnologici e di servizio</text:a></text:p>
        </text:index-body>
      </text:table-of-content>
      <text:p text:style-name="Standard"/>
      <text:h text:style-name="P17" text:outline-level="3"><text:bookmark-start text:name="__RefHeading___Toc2154_3957911219"/>Campo di applicazione<text:bookmark-end text:name="__RefHeading___Toc2154_3957911219"/></text:h>
      <text:list xml:id="list4166580662" text:style-name="EG_20_All_20_commi">
        <text:list-item text:start-value="1">
          <text:p text:style-name="P19">La presente regola tecnica verticale reca disposizioni di prevenzione incendi riguardanti gli edifici sottoposti a tutela ai sensi del decreto legislativo 22 gennaio 2004, n. 42, aperti al pubblico, destinati a contenere musei, gallerie, esposizioni, mostre, biblioteche e archivi.</text:p>
        </text:list-item>
      </text:list>
      <text:h text:style-name="P16" text:outline-level="3"><text:bookmark-start text:name="__RefHeading___Toc2156_3957911219"/>Definizioni<text:bookmark-end text:name="__RefHeading___Toc2156_3957911219"/></text:h>
      <text:list xml:id="list183135352519544" text:continue-list="list4166580662" text:style-name="EG_20_All_20_commi">
        <text:list-item text:start-value="1">
          <text:p text:style-name="P20">Bene tutelato: bene mobile o immobile soggetto alle disposizioni di tutela ai sensi del decreto legislativo 22 gennaio 2004, n. 42.</text:p>
        </text:list-item>
      </text:list>
      <text:list xml:id="list3816276788" text:style-name="EG_20_All_20_nota_20_auto">
        <text:list-item>
          <text:p text:style-name="EG_20_Nota">Nei beni immobili tutelati sono compresi gli eventuali<text:span text:style-name="T3"> arredi di interesse culturale (es. mobili, tendaggi, rivestimenti, …).</text:span></text:p>
        </text:list-item>
      </text:list>
      <text:list xml:id="list183135456498610" text:continue-list="list183135352519544" text:style-name="EG_20_All_20_commi">
        <text:list-item>
          <text:p text:style-name="P20">Museo o galleria: struttura permanente che acquisisce, cataloga, conserva, ordina ed espone beni culturali per finalit<text:span text:style-name="T4">à </text:span>di educazione e di studio.</text:p>
        </text:list-item>
        <text:list-item>
          <text:p text:style-name="P20">Edifici destinati a esposizioni o mostre: edifici destinati permanentemente all’esibizione di manufatti, oggetti, beni mobili ed opere d’arte, al fine di consentirne la fruizione al pubblico.</text:p>
        </text:list-item>
        <text:list-item>
          <text:p text:style-name="P20">Biblioteca: struttura permanente che raccoglie, cataloga e conserva un insieme organizzato di libri, materiali e informazioni, comunque editi o pubblicati su qualunque supporto, e ne assicura la consultazione al fine di promuovere la lettura e lo studio.</text:p>
        </text:list-item>
        <text:list-item>
          <text:p text:style-name="P20">Archivio: struttura permanente che raccoglie, inventaria e conserva documenti originali d’interesse storico e ne assicura la consultazione per finalit<text:span text:style-name="T4">à</text:span> di studio e di ricerca.</text:p>
        </text:list-item>
        <text:list-item>
          <text:p text:style-name="P20">Deposito di beni tutelati: locale non aperto al pubblico adibito a contenere beni tutelati.</text:p>
        </text:list-item>
      </text:list>
      <text:list xml:id="list183135967315362" text:continue-list="list3816276788" text:style-name="EG_20_All_20_nota_20_auto">
        <text:list-item>
          <text:p text:style-name="EG_20_Nota"><text:span text:style-name="T4">D</text:span>al campo di applicazione della presente RTV sono escluse le attivit<text:span text:style-name="T4">à</text:span> temporanee collocate in opere da costruzione non permanentemente dedicate alle attivit<text:span text:style-name="T4">à</text:span> di cui al paragrafo V.10.1, per le quali la presente RTV pu<text:span text:style-name="T4">ò</text:span> comunque costituire un utile riferimento.</text:p>
        </text:list-item>
      </text:list>
      <text:h text:style-name="P16" text:outline-level="3"><text:bookmark-start text:name="__RefHeading___Toc2158_3957911219"/>Classificazioni<text:bookmark-end text:name="__RefHeading___Toc2158_3957911219"/></text:h>
      <text:list xml:id="list183135133519203" text:continue-list="list183135456498610" text:style-name="EG_20_All_20_commi">
        <text:list-item text:start-value="1">
          <text:p text:style-name="P20">Ai fini della presente regola tecnica, le aree dell’attivit<text:span text:style-name="T4">à</text:span> sono classificate come segue:</text:p>
          <text:p text:style-name="P20"><text:span text:style-name="T1">TA</text:span>: locali aperti al pubblico dedicati a sale espositive, sala lettura, sala di consultazione e relativi servizi;</text:p>
        </text:list-item>
      </text:list>
      <text:list xml:id="list183134571721670" text:continue-list="list183135967315362" text:style-name="EG_20_All_20_nota_20_auto">
        <text:list-item>
          <text:p text:style-name="EG_20_Nota">Ad esempio: biglietteria, guardaroba, bookshop, <text:span text:style-name="T3">caffetteria, sala fotocopie, …</text:span></text:p>
        </text:list-item>
      </text:list>
      <text:list xml:id="list183135732184111" text:continue-list="list183135133519203" text:style-name="EG_20_All_20_commi">
        <text:list-header>
          <text:p text:style-name="P20"><text:span text:style-name="T1">TC</text:span>: aree non aperte al pubblico, adibite ad uffici e servizi, di superficie &gt; 200 m²;</text:p>
          <text:p text:style-name="P20"><text:span text:style-name="T1">TM</text:span>: depositi aventi superficie lorda &gt; 25 m² e carico di incendio specifico q<text:span text:style-name="T5">f</text:span> &gt; 600 MJ/m²;</text:p>
          <text:p text:style-name="P20"><text:span text:style-name="T1">TK1</text:span>: locali ove si detengano o trattino sostanze o miscele pericolose o si effettuino lavorazioni pericolose ai fini dell’incendio o dell’esplosione; locali con carico di incendio specifico q<text:span text:style-name="T5">f</text:span> &gt; 1200 MJ/m²;</text:p>
        </text:list-header>
      </text:list>
      <text:list xml:id="list183135167530066" text:continue-list="list183134571721670" text:style-name="EG_20_All_20_nota_20_auto">
        <text:list-item>
          <text:p text:style-name="EG_20_Nota">Ad esempio: laboratori restauro, officine, falegnamerie, <text:span text:style-name="T3">…</text:span></text:p>
        </text:list-item>
      </text:list>
      <text:list xml:id="list183136180844234" text:continue-list="list183135732184111" text:style-name="EG_20_All_20_commi">
        <text:list-header>
          <text:p text:style-name="P20"><text:span text:style-name="T1">TK2</text:span>: deposito beni tutelati;</text:p>
          <text:p text:style-name="P20"><text:span text:style-name="T1">TO</text:span>: locali con affollamento &gt; 100 persone;</text:p>
        </text:list-header>
      </text:list>
      <text:list xml:id="list183135354648480" text:continue-list="list183135167530066" text:style-name="EG_20_All_20_nota_20_auto">
        <text:list-item>
          <text:p text:style-name="EG_20_Nota"><text:soft-page-break/>Ad esempio: sala conferenze, sala didattica, …</text:p>
        </text:list-item>
      </text:list>
      <text:list xml:id="list183135050465213" text:continue-list="list183136180844234" text:style-name="EG_20_All_20_commi">
        <text:list-header>
          <text:p text:style-name="P20"><text:span text:style-name="T1">TT</text:span>: locali in cui siano presenti quantit<text:span text:style-name="T4">à</text:span> significative di apparecchiature elettriche ed elettroniche, locali tecnici rilevanti ai fini della sicurezza antincendio;</text:p>
        </text:list-header>
      </text:list>
      <text:list xml:id="list183134265101524" text:continue-list="list183135354648480" text:style-name="EG_20_All_20_nota_20_auto">
        <text:list-item>
          <text:p text:style-name="EG_20_Nota">Ad esempio: centri elaborazione dati, sala server, <text:span text:style-name="T3">cabine elettriche, …</text:span></text:p>
        </text:list-item>
      </text:list>
      <text:list xml:id="list183134247503705" text:continue-list="list183135050465213" text:style-name="EG_20_All_20_commi">
        <text:list-header>
          <text:p text:style-name="P20"><text:span text:style-name="T1">TZ</text:span>: altre aree non ricomprese nelle precedenti, anche accessibili al pubblico con particolari condizioni e limitazioni di accesso.</text:p>
        </text:list-header>
      </text:list>
      <text:list xml:id="list183136210305181" text:continue-list="list183134265101524" text:style-name="EG_20_All_20_nota_20_auto">
        <text:list-item>
          <text:p text:style-name="EG_20_Nota">Ad esempio: zone ipogee, torri, sottotetti, …</text:p>
        </text:list-item>
      </text:list>
      <text:list xml:id="list183136260004313" text:continue-list="list183134247503705" text:style-name="EG_20_All_20_commi">
        <text:list-item>
          <text:p text:style-name="P20">Sono considerate aree a rischio specifico (capitolo V.1) almeno le seguenti aree: aree TK1.</text:p>
        </text:list-item>
      </text:list>
      <text:h text:style-name="Heading_20_3" text:outline-level="3"><text:bookmark-start text:name="__RefHeading___Toc2390_3957911219"/>Valutazione del rischio di incendio<text:bookmark-end text:name="__RefHeading___Toc2390_3957911219"/></text:h>
      <text:list xml:id="list183135103621536" text:continue-list="list183136260004313" text:style-name="EG_20_All_20_commi">
        <text:list-item text:start-value="1">
          <text:p text:style-name="P20">La progettazione della sicurezza antincendio deve essere effettuata attuando la metodologia di cui al capitolo G.2.</text:p>
        </text:list-item>
        <text:list-item>
          <text:p text:style-name="P20">I profili di rischio sono determinati secondo la metodologia di cui al capitolo G.3.</text:p>
        </text:list-item>
      </text:list>
      <text:h text:style-name="Heading_20_3" text:outline-level="3"><text:bookmark-start text:name="__RefHeading___Toc2392_3957911219"/>Strategia antincendio<text:bookmark-end text:name="__RefHeading___Toc2392_3957911219"/></text:h>
      <text:list xml:id="list183136149917080" text:continue-list="list183135103621536" text:style-name="EG_20_All_20_commi">
        <text:list-item text:start-value="1">
          <text:p text:style-name="P20">Devono essere applicate tutte le misure antincendio dell<text:span text:style-name="T6">a </text:span>regola tecnica orizzontale attribuendo i livelli di prestazione secondo i criteri in esse definiti, fermo restando quanto indicato al successivo comma 3.</text:p>
        </text:list-item>
        <text:list-item>
          <text:p text:style-name="P20">Devono essere applicate le prescrizioni del capitolo V.1 in merito alle aree a rischio specifico e le prescrizioni delle altre regole tecniche verticali, ove pertinenti.</text:p>
        </text:list-item>
        <text:list-item>
          <text:p text:style-name="P20">Nei paragrafi che seguono sono riportate le indicazioni complementari o sostitutive delle soluzioni conformi previste dai corrispondenti livelli di prestazione della RTO.</text:p>
        </text:list-item>
      </text:list>
      <text:h text:style-name="Heading_20_4" text:outline-level="4"><text:bookmark-start text:name="__RefHeading___Toc2394_3957911219"/>Reazione al fuoco<text:bookmark-end text:name="__RefHeading___Toc2394_3957911219"/></text:h>
      <text:list xml:id="list183134862005943" text:continue-list="list183136149917080" text:style-name="EG_20_All_20_commi">
        <text:list-item text:start-value="1">
          <text:p text:style-name="Text_20_body">Nelle vie d’esodo verticali, percorsi d’esodo (es. corridoi, atri, filtri, …) e spazi calmi devono essere impiegati materiali appartenenti almeno al gruppo GM2 di reazione al fuoco (capitolo S.1).</text:p>
        </text:list-item>
        <text:list-item>
          <text:p text:style-name="Text_20_body">Non è richiesta la verifica dei requisiti di reazione al fuoco dei beni tutelati ivi compresi i beni costituenti arredo storico (<text:span text:style-name="T6">es. </text:span>librerie, cassettonati, tendaggi, poltrone, mobilio, …).</text:p>
        </text:list-item>
      </text:list>
      <text:h text:style-name="Heading_20_4" text:outline-level="4"><text:bookmark-start text:name="__RefHeading___Toc2396_3957911219"/>Resistenza al fuoco<text:bookmark-end text:name="__RefHeading___Toc2396_3957911219"/></text:h>
      <text:list xml:id="list183135642840651" text:continue-list="list183134862005943" text:style-name="EG_20_All_20_commi">
        <text:list-item text:start-value="1">
          <text:p text:style-name="Text_20_body">La classe di resistenza al fuoco dei compartimenti (capitolo S.2) non può essere inferiore a quanto previsto in tabella V.10-1.</text:p>
        </text:list-item>
      </text:list>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Table_20_Heading">Quota di piano dei compartimenti</text:p>
          </table:table-cell>
          <table:table-cell table:style-name="Tabella1.B1" office:value-type="string">
            <text:p text:style-name="Table_20_Heading">Classe</text:p>
          </table:table-cell>
        </table:table-row>
        <table:table-row table:style-name="Tabella1.2">
          <table:table-cell table:style-name="Tabella1.A2" office:value-type="string">
            <text:p text:style-name="Contenuto_20_tabella_20_centrato">&gt; -1 m</text:p>
          </table:table-cell>
          <table:table-cell table:style-name="Tabella1.B2" office:value-type="string">
            <text:p text:style-name="Contenuto_20_tabella_20_centrato">30</text:p>
          </table:table-cell>
        </table:table-row>
        <table:table-row table:style-name="Tabella1.3">
          <table:table-cell table:style-name="Tabella1.A2" office:value-type="string">
            <text:p text:style-name="Contenuto_20_tabella_20_centrato">≤ -1 m</text:p>
          </table:table-cell>
          <table:table-cell table:style-name="Tabella1.B2" office:value-type="string">
            <text:p text:style-name="Contenuto_20_tabella_20_centrato">60</text:p>
          </table:table-cell>
        </table:table-row>
      </table:table>
      <text:p text:style-name="Table">Tabella <text:sequence text:ref-name="refTable0" text:name="Table" text:formula="ooow:Table+1" style:num-format="1">V.10-1</text:sequence>: Classe di resistenza al fuoco</text:p>
      <text:list xml:id="list183135259313269" text:continue-numbering="true" text:style-name="EG_20_All_20_commi">
        <text:list-item>
          <text:p text:style-name="Text_20_body">Per le aree TA, TC, TO, ove la natura di bene tutelato non renda possibile l’adeguamento o la determinazione della classe di resistenza al fuoco richiesta, devono essere adottati tutti i seguenti requisiti aggiuntivi:</text:p>
          <text:list>
            <text:list-item>
              <text:p text:style-name="Text_20_body"><text:soft-page-break/>valore di q<text:span text:style-name="T5">f,d</text:span> &lt; 200 MJ/m², calcolato escludendo gli elementi strutturali portanti combustibili e i beni tutelati;</text:p>
            </text:list-item>
            <text:list-item>
              <text:p text:style-name="Text_20_body">sistema di gestione della sicurezza antincendio di livello di prestazione III.</text:p>
            </text:list-item>
          </text:list>
        </text:list-item>
      </text:list>
      <text:h text:style-name="Heading_20_4" text:outline-level="4"><text:bookmark-start text:name="__RefHeading___Toc2398_3957911219"/>Compartimentazione<text:bookmark-end text:name="__RefHeading___Toc2398_3957911219"/></text:h>
      <text:list xml:id="list183134904471601" text:continue-list="list183135259313269" text:style-name="EG_20_All_20_commi">
        <text:list-item text:start-value="1">
          <text:p text:style-name="Text_20_body">Le aree di tipo TA e TO non devono essere ubicate a quota &lt; -5 m.</text:p>
        </text:list-item>
        <text:list-item>
          <text:p text:style-name="Text_20_body">Le aree dell’attività devono avere le caratteristiche di compartimentazione (capitolo S.3) previste in tabella V.10-2.</text:p>
        </text:list-item>
      </text:list>
      <table:table table:name="Tabella2" table:style-name="Tabella2">
        <table:table-column table:style-name="Tabella2.A"/>
        <table:table-column table:style-name="Tabella2.B"/>
        <table:table-row table:style-name="Tabella2.1">
          <table:table-cell table:style-name="Tabella2.A1" office:value-type="string">
            <text:p text:style-name="P10">Area</text:p>
          </table:table-cell>
          <table:table-cell table:style-name="Tabella2.B1" office:value-type="string">
            <text:p text:style-name="P10">Requisiti aggiuntivi</text:p>
          </table:table-cell>
        </table:table-row>
        <table:table-row table:style-name="Tabella2.2">
          <table:table-cell table:style-name="Tabella2.A2" office:value-type="string">
            <text:p text:style-name="P6">TA, TC, TO</text:p>
          </table:table-cell>
          <table:table-cell table:style-name="Tabella2.B2" office:value-type="string">
            <text:p text:style-name="P6">Nessun requisito aggiuntivo</text:p>
          </table:table-cell>
        </table:table-row>
        <table:table-row table:style-name="Tabella2.3">
          <table:table-cell table:style-name="Tabella2.A2" office:value-type="string">
            <text:p text:style-name="P5">TM, TT, TK1, TK2</text:p>
          </table:table-cell>
          <table:table-cell table:style-name="Tabella2.B2" office:value-type="string">
            <text:p text:style-name="P5">Di tipo protetto</text:p>
          </table:table-cell>
        </table:table-row>
        <table:table-row table:style-name="Tabella2.4">
          <table:table-cell table:style-name="Tabella2.A2" office:value-type="string">
            <text:p text:style-name="P6">TZ</text:p>
          </table:table-cell>
          <table:table-cell table:style-name="Tabella2.B2" office:value-type="string">
            <text:p text:style-name="P6">Secondo le risultanze della valutazione del rischio</text:p>
          </table:table-cell>
        </table:table-row>
      </table:table>
      <text:p text:style-name="P7">Tabella <text:sequence text:ref-name="refTable1" text:name="Table" text:formula="ooow:Table+1" style:num-format="1">V.10-2</text:sequence>: Compartimentazione</text:p>
      <text:list xml:id="list183134492193354" text:continue-numbering="true" text:style-name="EG_20_All_20_commi">
        <text:list-item>
          <text:p text:style-name="Text_20_body">Per le particolari caratteristiche costruttive e architettoniche proprie degli edifici tutelati, la quota 12 m dei piani del paragrafo S.3.6.2 per la compartimentazione multipiano è riferibile a 18 m.</text:p>
        </text:list-item>
        <text:list-item>
          <text:p text:style-name="Text_20_body">Sono ammesse comunicazioni tra le attività di cui al paragrafo V.10.1 e altre attività civili (capitolo S.3), anche se afferenti a responsabili diversi pur in assenza di necessità funzionale. Nel caso in cui tali comunicazioni avvengano tramite un sistema di esodo comune, i compartimenti dovranno essere:</text:p>
          <text:list>
            <text:list-item>
              <text:p text:style-name="Text_20_body">di tipo protetto per attività con profili di rischio R<text:span text:style-name="T5">vita</text:span> A1, A2, B1 o B2;</text:p>
            </text:list-item>
            <text:list-item>
              <text:p text:style-name="Text_20_body">a prova di fumo in tutti gli altri casi.</text:p>
            </text:list-item>
          </text:list>
        </text:list-item>
      </text:list>
      <text:h text:style-name="Heading_20_4" text:outline-level="4"><text:bookmark-start text:name="__RefHeading___Toc2400_3957911219"/>Esodo<text:bookmark-end text:name="__RefHeading___Toc2400_3957911219"/></text:h>
      <text:list xml:id="list183135568742261" text:continue-list="list183134492193354" text:style-name="EG_20_All_20_commi">
        <text:list-item text:start-value="1">
          <text:p text:style-name="Text_20_body">Sono ammesse le soluzioni conformi (capitolo S.4) di cui alla tabella V.10-3 alle seguenti condizioni aggiuntive:</text:p>
          <text:list>
            <text:list-item>
              <text:p text:style-name="Text_20_body">nelle vie di esodo verticali, percorsi d'esodo (corridoi, atri, filtri, …) e spazi calmi devono essere impiegati materiali appartenenti al gruppo GM0 o GM1 di reazione al fuoco, fatto salvo quanto previsto al comma 2 del paragrafo V.10.5.1;</text:p>
            </text:list-item>
            <text:list-item>
              <text:p text:style-name="Text_20_body"><text:span text:style-name="T2">l</text:span>a porzione di impianto di illuminazione di sicurezza in corrispondenza delle criticità sia progettato per garantire il doppio dell’illuminamento minimo previsto dalla norma UNI EN 1838;</text:p>
            </text:list-item>
            <text:list-item>
              <text:p text:style-name="Text_20_body">siano previste specifiche misure gestionali (capitolo S.5).</text:p>
            </text:list-item>
          </text:list>
        </text:list-item>
      </text:list>
      <text:list xml:id="list183134689886526" text:continue-list="list183136210305181" text:style-name="EG_20_All_20_nota_20_auto">
        <text:list-item>
          <text:p text:style-name="EG_20_Nota">Ad esempio: informazione a tutti gli occupanti, segnaletica, opuscoli, applicazioni per smartphone, tablet e similari, planimetrie, …</text:p>
        </text:list-item>
      </text:list>
      <table:table table:name="Tabella3" table:style-name="Tabella3">
        <table:table-column table:style-name="Tabella3.A"/>
        <table:table-row table:style-name="Tabella3.1">
          <table:table-cell table:style-name="Tabella3.A1" office:value-type="string">
            <text:p text:style-name="Table_20_Contents">Altezze ≥ 1,8 m lungo le vie d’esodo.</text:p>
          </table:table-cell>
        </table:table-row>
        <table:table-row table:style-name="Tabella3.1">
          <table:table-cell table:style-name="Tabella3.A2" office:value-type="string">
            <text:p text:style-name="Table_20_Contents">Tutte le combinazioni di alzata e pedata dei gradini delle scale previste nel capitolo S.4.</text:p>
          </table:table-cell>
        </table:table-row>
        <table:table-row table:style-name="Tabella3.1">
          <table:table-cell table:style-name="Tabella3.A2" office:value-type="string">
            <text:p text:style-name="Table_20_Contents">Variazioni di alzata e pedata dei gradini nella medesima rampa.</text:p>
          </table:table-cell>
        </table:table-row>
        <table:table-row table:style-name="Tabella3.1">
          <table:table-cell table:style-name="Tabella3.A2" office:value-type="string">
            <text:p text:style-name="Table_20_Contents">Larghezza minima ≥ 800 mm per ciascun percorso delle vie di esodo orizzontali o verticali [1].</text:p>
          </table:table-cell>
        </table:table-row>
        <table:table-row table:style-name="Tabella3.1">
          <table:table-cell table:style-name="Tabella3.A2" office:value-type="string">
            <text:p text:style-name="Table_20_Contents">[1] Le larghezze minime per le vie d’esodo orizzontali &lt; 800 mm della tabella S.4-28 (capitolo S.4) possono essere applicate ai varchi da ambiti serviti con i criteri previsti.</text:p>
          </table:table-cell>
        </table:table-row>
      </table:table>
      <text:p text:style-name="P8">Tabella <text:sequence text:ref-name="refTable2" text:name="Table" text:formula="ooow:Table+1" style:num-format="1">V.10-3</text:sequence>: Soluzioni conformi per l’esodo</text:p>
      <text:list xml:id="list183135121297636" text:continue-list="list183135568742261" text:style-name="EG_20_All_20_commi">
        <text:list-item>
          <text:p text:style-name="Text_20_body"><text:soft-page-break/>Lungo le vie d’esodo, sono ammesse porte anche non facilmente identificabili ed apribili da parte di tutti gli occupanti a condizione che siano mantenute costantemente aperte durante l’esercizio dell’attività.</text:p>
        </text:list-item>
        <text:list-item>
          <text:p text:style-name="Text_20_body">L’affollamento massimo complessivo degli ambiti serviti dal corridoio cieco in relazione ai profili di rischio R<text:span text:style-name="T5">vita</text:span> B1, B2 o B3 può essere raddoppiato se si adotta il sistema di gestione della sicurezza antincendio (capitolo S.5) di livello di prestazione III.</text:p>
        </text:list-item>
      </text:list>
      <text:list xml:id="list183136178189890" text:continue-list="list183134689886526" text:style-name="EG_20_All_20_nota_20_auto">
        <text:list-item>
          <text:p text:style-name="EG_20_Nota">La massima lunghezza L<text:span text:style-name="T5">cc</text:span> del corridoio cieco è quella prevista nel capitolo S.4.</text:p>
        </text:list-item>
      </text:list>
      <text:h text:style-name="P18" text:outline-level="4"><text:bookmark-start text:name="__RefHeading___Toc2402_3957911219"/>Gestione della sicurezza antincendio<text:bookmark-end text:name="__RefHeading___Toc2402_3957911219"/></text:h>
      <text:list xml:id="list183136231005683" text:continue-list="list183135121297636" text:style-name="EG_20_All_20_commi">
        <text:list-item text:start-value="1">
          <text:p text:style-name="Text_20_body">Ad integrazione delle soluzioni conformi relative ai livelli di prestazione previsti, deve essere attuato quanto riportato nella tabella V.10-4.</text:p>
        </text:list-item>
        <text:list-item>
          <text:p text:style-name="Text_20_body">Qualora il centro di gestione delle emergenze (capitolo S.4) non possa garantire il rispetto dei requisiti di accesso previsti, le dotazioni (es. planimetrie, schemi funzionali di impianti, strumenti di comunicazione, controllo degli impianti di protezione attiva, …) devono essere duplicate in un compartimento distinto.</text:p>
        </text:list-item>
        <text:list-item>
          <text:p text:style-name="Text_20_body">Le attività di cui al paragrafo V.10.1 con sistemi d’esodo comuni rispetto ad altre attività (capitolo S.3) devono adottare la GSA (capitolo S.5) di livello di prestazione III.</text:p>
        </text:list-item>
        <text:list-item>
          <text:p text:style-name="Text_20_body">I sottotetti (aree TZ) devono essere mantenuti liberi da materiali di ogni genere.</text:p>
        </text:list-item>
      </text:list>
      <table:table table:name="Tabella4" table:style-name="Tabella4">
        <table:table-column table:style-name="Tabella4.A"/>
        <table:table-column table:style-name="Tabella4.B"/>
        <table:table-row table:style-name="Tabella4.1">
          <table:table-cell table:style-name="Tabella4.A1" office:value-type="string">
            <text:p text:style-name="P11">Struttura organizzativa</text:p>
          </table:table-cell>
          <table:table-cell table:style-name="Tabella4.B1" office:value-type="string">
            <text:p text:style-name="P11">Compiti e funzioni</text:p>
          </table:table-cell>
        </table:table-row>
        <table:table-row table:style-name="Tabella4.2">
          <table:table-cell table:style-name="Tabella4.A2" office:value-type="string">
            <text:p text:style-name="Contenuto_20_tabella_20_lungo">Responsabile dell’attività</text:p>
          </table:table-cell>
          <table:table-cell table:style-name="Tabella4.B2" office:value-type="string">
            <text:p text:style-name="Contenuto_20_tabella_20_lungo">Nomina il coordinatore dell’unità gestionale GSA</text:p>
            <text:p text:style-name="Contenuto_20_tabella_20_lungo">Adotta il piano per il mantenimento del livello di sicurezza antincendio (capitolo S.5) con le misure necessarie in presenza di eventuali cantieri temporanei e mobili [1]</text:p>
            <text:p text:style-name="Contenuto_20_tabella_20_lungo">Assicura che la pianificazione di emergenza (capitolo S.5) sia integrata da un piano di limitazione dei danni (paragrafo V.10.5.5.1) che individui una procedura di messa in sicurezza dei beni tutelati in caso d’incendio.</text:p>
          </table:table-cell>
        </table:table-row>
        <table:table-row table:style-name="Tabella4.3">
          <table:table-cell table:style-name="Tabella4.A2" office:value-type="string">
            <text:p text:style-name="Contenuto_20_tabella_20_lungo">Coordinatore degli addetti al servizio antincendio</text:p>
          </table:table-cell>
          <table:table-cell table:style-name="Tabella4.B2" office:value-type="string">
            <text:p text:style-name="Contenuto_20_tabella_20_lungo">Controlla che i materiali combustibili presenti nei vari compartimenti non superino le quantità ammesse in sede di progetto, con particolare riferimento alle aree non presidiate (<text:span text:style-name="T9">es. </text:span>sottotetti, locali interrati, …)</text:p>
            <text:p text:style-name="Contenuto_20_tabella_20_lungo">Verifica l’osservanza delle misure di prevenzione incendi da parte delle ditte appaltatrici, dei fornitori e di tutto il personale esterno che, a vario titolo, opera all’interno dell’edificio.</text:p>
          </table:table-cell>
        </table:table-row>
        <table:table-row table:style-name="Tabella4.4">
          <table:table-cell table:style-name="Tabella4.B2" table:number-columns-spanned="2" office:value-type="string">
            <text:p text:style-name="Table_20_Contents">[1] Ad esempio disalimentazione impianti elettrici fuori dall’orario di lavoro, adeguamento cartellonistica di sicurezza, impedimento vie di esodo, controllo lavorazioni a caldo, …</text:p>
          </table:table-cell>
          <table:covered-table-cell/>
        </table:table-row>
      </table:table>
      <text:p text:style-name="P9">Tabella <text:sequence text:ref-name="refTable3" text:name="Table" text:formula="ooow:Table+1" style:num-format="1">V.10-4</text:sequence>: <text:span text:style-name="T8">R</text:span>equisiti aggiuntivi per la GSA</text:p>
      <text:h text:style-name="Heading_20_5" text:outline-level="5">Piano di limitazione dei danni</text:h>
      <text:list xml:id="list183134319690068" text:continue-list="list183136231005683" text:style-name="EG_20_All_20_commi">
        <text:list-item text:start-value="1">
          <text:p text:style-name="Text_20_body">Il responsabile dell’attività deve predisporre il piano di limitazione dei danni.</text:p>
        </text:list-item>
        <text:list-item>
          <text:p text:style-name="Text_20_body">Il piano di limitazione danni contiene misure e procedure per la salvaguardia dell’edificio e dei beni tutelati in esso presenti, da mettere in atto in caso di incendio.</text:p>
        </text:list-item>
        <text:list-item>
          <text:p text:style-name="Text_20_body">Il piano di limitazione dei danni deve individuare:</text:p>
          <text:list>
            <text:list-item>
              <text:p text:style-name="Text_20_body">i soggetti, adeguatamente formati, incaricati dell’attuazione delle procedure in esso contenute;</text:p>
            </text:list-item>
            <text:list-item>
              <text:p text:style-name="Text_20_body"><text:soft-page-break/>la distribuzione qualitativa e quantitativa dei beni tutelati presenti;</text:p>
            </text:list-item>
            <text:list-item>
              <text:p text:style-name="Text_20_body">le procedure di allontanamento dei beni dettagliando, ove possibile, anche le priorità di evacuazione e specifici provvedimenti per la rimozione e il trasporto presso i luoghi di ricovero;</text:p>
            </text:list-item>
            <text:list-item>
              <text:p text:style-name="Text_20_body">gli eventuali luoghi di ricovero dei beni rimossi in caso di emergenza, con particolare riferimento alle condizioni di sicurezza e di conservazione degli stessi;</text:p>
            </text:list-item>
            <text:list-item>
              <text:p text:style-name="Text_20_body">le procedure per la protezione in loco dei beni inamovibili o difficilmente spostabili;</text:p>
            </text:list-item>
          </text:list>
        </text:list-item>
      </text:list>
      <text:list xml:id="list183134684112115" text:continue-list="list183136178189890" text:style-name="EG_20_All_20_nota_20_auto">
        <text:list-item>
          <text:p text:style-name="EG_20_Nota">Ad esempio: copertura con materiali di protezione, puntellamenti, riadesioni di parti staccate, barriere contro schegge, …</text:p>
        </text:list-item>
      </text:list>
      <text:list xml:id="list183136223476861" text:continue-list="list183134319690068" text:style-name="EG_20_All_20_commi">
        <text:list-item>
          <text:list>
            <text:list-item>
              <text:p text:style-name="Text_20_body">le eventuali restrizioni nell’utilizzo di sostanze estinguenti.</text:p>
            </text:list-item>
          </text:list>
        </text:list-item>
      </text:list>
      <text:list xml:id="list183135907897747" text:continue-list="list183134684112115" text:style-name="EG_20_All_20_nota_20_auto">
        <text:list-item>
          <text:p text:style-name="EG_20_Nota">Ad esempio: zone in cui è necessario evitare o limitare l’uso di acqua per minimizzare i danni ai beni tutelati in esso contenuti …</text:p>
        </text:list-item>
      </text:list>
      <text:h text:style-name="Heading_20_4" text:outline-level="4"><text:bookmark-start text:name="__RefHeading___Toc2404_3957911219"/>Controllo dell’incendio<text:bookmark-end text:name="__RefHeading___Toc2404_3957911219"/></text:h>
      <text:list xml:id="list183134980261802" text:continue-list="list183136223476861" text:style-name="EG_20_All_20_commi">
        <text:list-item text:start-value="1">
          <text:p text:style-name="Text_20_body">Il valore del carico di incendio specifico q<text:span text:style-name="T5">f</text:span> da impiegare per i criteri di attribuzione generalmente accettati dei livelli di prestazione del capitolo S.6, può non tenere conto del contributo degli elementi strutturali portanti combustibili e dei beni tutelati presenti.</text:p>
        </text:list-item>
        <text:list-item>
          <text:p text:style-name="Text_20_body">Nelle attività con superficie lorda &gt; 400 m² deve essere attribuito almeno il livello di prestazione IV per la misura antincendio controllo dell’incendio (capitolo S.6) nelle seguenti aree:</text:p>
          <text:list>
            <text:list-item>
              <text:p text:style-name="Text_20_body">TK1;</text:p>
            </text:list-item>
            <text:list-item>
              <text:p text:style-name="Text_20_body">TK2, limitatamente ai depositi di beni tutelati combustibili;</text:p>
            </text:list-item>
            <text:list-item>
              <text:p text:style-name="Text_20_body">TZ, limitatamente ai sottotetti con struttura portante combustibile che non costituiscono compartimento autonomo.</text:p>
            </text:list-item>
          </text:list>
        </text:list-item>
        <text:list-item>
          <text:p text:style-name="Text_20_body">La scelta degli agenti estinguenti deve essere effettuata secondo quanto previsto al capitolo S.6 tenendo in considerazione anche la compatibilità degli stessi con i beni tutelati presenti.</text:p>
        </text:list-item>
      </text:list>
      <text:h text:style-name="Heading_20_4" text:outline-level="4"><text:bookmark-start text:name="__RefHeading___Toc2406_3957911219"/>Rivelazione ed allarme<text:bookmark-end text:name="__RefHeading___Toc2406_3957911219"/></text:h>
      <text:list xml:id="list183136130725026" text:continue-list="list183134980261802" text:style-name="EG_20_All_20_commi">
        <text:list-item text:start-value="1">
          <text:p text:style-name="Text_20_body">L’attività deve essere dotata di misure di rivelazione ed allarme (capitolo S.7) di livello di prestazione IV.</text:p>
        </text:list-item>
      </text:list>
      <text:list xml:id="list183135750615662" text:continue-list="list183135907897747" text:style-name="EG_20_All_20_nota_20_auto">
        <text:list-item>
          <text:p text:style-name="EG_20_Nota"><text:span text:style-name="T7">L</text:span>e funzioni secondarie dovranno essere realizzate se pertinenti e secondo le risultanze della valutazione del rischio.</text:p>
        </text:list-item>
      </text:list>
      <text:h text:style-name="Heading_20_4" text:outline-level="4"><text:bookmark-start text:name="__RefHeading___Toc2408_3957911219"/>Controllo di fumi e calore<text:bookmark-end text:name="__RefHeading___Toc2408_3957911219"/></text:h>
      <text:list xml:id="list183134755688027" text:continue-list="list183136130725026" text:style-name="EG_20_All_20_commi">
        <text:list-item text:start-value="1">
          <text:p text:style-name="Text_20_body">Per il dimensionamento delle aperture di smaltimento (capitolo S.8) il valore del carico di incendio specifico qf può non tenere conto del contributo degli elementi strutturali portanti combustibili e dei beni tutelati presenti.</text:p>
        </text:list-item>
      </text:list>
      <text:h text:style-name="Heading_20_4" text:outline-level="4"><text:bookmark-start text:name="__RefHeading___Toc2410_3957911219"/>Sicurezza degli impianti tecnologici e di servizio<text:bookmark-end text:name="__RefHeading___Toc2410_3957911219"/></text:h>
      <text:list xml:id="list183135275432899" text:continue-list="list183134755688027" text:style-name="EG_20_All_20_commi">
        <text:list-item text:start-value="1">
          <text:p text:style-name="Text_20_body">I gas refrigeranti negli impianti di climatizzazione e condizionamento (capitolo S.10) inseriti in aree TA e TO devono essere classificati A1 o A2L secondo ISO 817.</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10"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V.10</text:chapter><text:s/><text:chapter text:display="name" text:outline-level="2">Musei, gallerie, esposizioni, mostre, biblioteche e archivi in edifici tutelati</text:chapter><text:tab/>Pagina <text:chapter text:display="plain-number" text:outline-level="2">V.10</text:chapter>-<text:page-number text:select-page="current">6</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Musei, gallerie, esposizioni, mostre, biblioteche e archivi in edifici tutelati</text:chapt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4T15:46:58.223915344</meta:creation-date>
    <meta:editing-duration>PT45M29S</meta:editing-duration>
    <meta:editing-cycles>18</meta:editing-cycles>
    <meta:generator>LibreOffice/6.4.5.2$Linux_X86_64 LibreOffice_project/40$Build-2</meta:generator>
    <dc:title>modello_codicepi_14</dc:title>
    <dc:date>2020-07-25T18:31:34.116775629</dc:date>
    <meta:document-statistic meta:table-count="4" meta:image-count="0" meta:object-count="0" meta:page-count="7" meta:paragraph-count="139" meta:word-count="2001" meta:character-count="13325" meta:non-whitespace-character-count="11555"/>
    <meta:template xlink:type="simple" xlink:actuate="onRequest" xlink:title="modello_codicepi_14" xlink:href="../../../../../../../Modelli/modello_codicepi_14.ott" meta:date="2020-07-24T15:46:57.439876607"/>
  </office:meta>
</office:document-meta>
</file>